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076cm" draw:marker-end-width="0.0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051cm" draw:marker-start-width="0.076cm" draw:marker-end-width="0.0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381cm" draw:marker-end-width="0.381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="Line_20_Arrow" draw:marker-start-width="0.229cm" draw:marker-end="Line_20_Arrow" draw:marker-end-width="0.229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width="0.051cm" svg:stroke-color="#000000" draw:marker-start-width="0.076cm" draw:marker-end-width="0.076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/>
    </style:style>
    <style:style style:name="T1" style:family="text">
      <style:text-properties fo:font-style="italic"/>
    </style:style>
    <style:style style:name="T2" style:family="text">
      <style:text-properties style:text-position="-33% 58%" fo:font-style="italic"/>
    </style:style>
    <style:style style:name="T3" style:family="text">
      <style:text-properties fo:font-size="14pt"/>
    </style:style>
    <style:style style:name="T4" style:family="text">
      <style:text-properties fo:font-family="Symbol" style:font-pitch="variable" style:font-charset="x-symbol" fo:font-size="14pt"/>
    </style:style>
    <style:style style:name="T5" style:family="text">
      <style:text-properties style:text-position="-33% 58%" fo:font-size="14pt" fo:font-style="italic"/>
    </style:style>
    <style:style style:name="T6" style:family="text">
      <style:text-properties style:text-position="-33% 58%" fo:font-family="Arial" style:font-family-generic="swiss" style:font-pitch="variable" fo:font-size="14pt" fo:font-style="italic"/>
    </style:style>
    <style:style style:name="T7" style:family="text">
      <style:text-properties style:text-position="33% 58%" fo:font-family="Arial" style:font-family-generic="swiss" style:font-pitch="variable" fo:font-size="14pt" fo:font-style="italic"/>
    </style:style>
    <style:style style:name="T8" style:family="text">
      <style:text-properties style:text-position="0% 100%" fo:font-family="Arial" style:font-family-generic="swiss" style:font-pitch="variable" fo:font-size="14pt" fo:font-style="normal"/>
    </style:style>
    <style:style style:name="T9" style:family="text">
      <style:text-properties style:text-position="-33% 58%" fo:font-family="Arial" style:font-family-generic="swiss" style:font-pitch="variable" fo:font-size="14pt"/>
    </style:style>
    <style:style style:name="T10" style:family="text">
      <style:text-properties style:text-position="33% 58%" fo:font-family="Arial" style:font-family-generic="swiss" style:font-pitch="variable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05cm" svg:y1="14.75cm" svg:x2="5.08cm" svg:y2="14.75cm">
          <text:p text:style-name="P2"/>
        </draw:line>
        <draw:line draw:style-name="gr1" draw:text-style-name="P1" draw:layer="layout" svg:x1="10.16cm" svg:y1="14.75cm" svg:x2="13.335cm" svg:y2="14.75cm">
          <text:p text:style-name="P2"/>
        </draw:line>
        <draw:line draw:style-name="gr2" draw:text-style-name="P1" draw:layer="layout" svg:x1="5.08cm" svg:y1="14.75cm" svg:x2="6.35cm" svg:y2="13.48cm">
          <text:p text:style-name="P2"/>
        </draw:line>
        <draw:line draw:style-name="gr2" draw:text-style-name="P1" draw:layer="layout" svg:x1="6.35cm" svg:y1="16.02cm" svg:x2="5.08cm" svg:y2="14.75cm">
          <text:p text:style-name="P2"/>
        </draw:line>
        <draw:line draw:style-name="gr1" draw:text-style-name="P1" draw:layer="layout" svg:x1="6.35cm" svg:y1="16.02cm" svg:x2="8.89cm" svg:y2="16.02cm">
          <text:p text:style-name="P2"/>
        </draw:line>
        <draw:line draw:style-name="gr2" draw:text-style-name="P1" draw:layer="layout" svg:x1="8.89cm" svg:y1="16.02cm" svg:x2="10.16cm" svg:y2="14.75cm">
          <text:p text:style-name="P2"/>
        </draw:line>
        <draw:line draw:style-name="gr2" draw:text-style-name="P1" draw:layer="layout" svg:x1="10.16cm" svg:y1="14.75cm" svg:x2="8.89cm" svg:y2="13.48cm">
          <text:p text:style-name="P2"/>
        </draw:line>
        <draw:line draw:style-name="gr1" draw:text-style-name="P1" draw:layer="layout" svg:x1="6.35cm" svg:y1="13.48cm" svg:x2="8.89cm" svg:y2="13.48cm">
          <text:p text:style-name="P2"/>
        </draw:line>
        <draw:line draw:style-name="gr1" draw:text-style-name="P1" draw:layer="layout" svg:x1="1.905cm" svg:y1="10.05cm" svg:x2="5.08cm" svg:y2="10.05cm">
          <text:p text:style-name="P2"/>
        </draw:line>
        <draw:line draw:style-name="gr1" draw:text-style-name="P1" draw:layer="layout" svg:x1="10.16cm" svg:y1="10.05cm" svg:x2="13.335cm" svg:y2="10.05cm">
          <text:p text:style-name="P2"/>
        </draw:line>
        <draw:line draw:style-name="gr2" draw:text-style-name="P1" draw:layer="layout" svg:x1="5.08cm" svg:y1="10.05cm" svg:x2="6.35cm" svg:y2="8.78cm">
          <text:p text:style-name="P2"/>
        </draw:line>
        <draw:line draw:style-name="gr2" draw:text-style-name="P1" draw:layer="layout" svg:x1="6.35cm" svg:y1="11.32cm" svg:x2="5.08cm" svg:y2="10.05cm">
          <text:p text:style-name="P2"/>
        </draw:line>
        <draw:line draw:style-name="gr1" draw:text-style-name="P1" draw:layer="layout" svg:x1="6.35cm" svg:y1="11.32cm" svg:x2="8.89cm" svg:y2="11.32cm">
          <text:p text:style-name="P2"/>
        </draw:line>
        <draw:line draw:style-name="gr2" draw:text-style-name="P1" draw:layer="layout" svg:x1="8.89cm" svg:y1="11.32cm" svg:x2="10.16cm" svg:y2="10.05cm">
          <text:p text:style-name="P2"/>
        </draw:line>
        <draw:line draw:style-name="gr2" draw:text-style-name="P1" draw:layer="layout" svg:x1="10.16cm" svg:y1="10.05cm" svg:x2="8.89cm" svg:y2="8.78cm">
          <text:p text:style-name="P2"/>
        </draw:line>
        <draw:line draw:style-name="gr1" draw:text-style-name="P1" draw:layer="layout" svg:x1="6.35cm" svg:y1="8.78cm" svg:x2="8.89cm" svg:y2="8.78cm">
          <text:p text:style-name="P2"/>
        </draw:line>
        <draw:line draw:style-name="gr3" draw:text-style-name="P1" draw:layer="layout" svg:x1="0.205cm" svg:y1="3.925cm" svg:x2="1.475cm" svg:y2="3.925cm">
          <text:p text:style-name="P2"/>
        </draw:line>
        <draw:line draw:style-name="gr4" draw:text-style-name="P1" draw:layer="layout" svg:x1="5.08cm" svg:y1="3.89cm" svg:x2="6.35cm" svg:y2="2.62cm">
          <text:p text:style-name="P2"/>
        </draw:line>
        <draw:line draw:style-name="gr4" draw:text-style-name="P1" draw:layer="layout" svg:x1="6.35cm" svg:y1="5.16cm" svg:x2="5.08cm" svg:y2="3.89cm">
          <text:p text:style-name="P2"/>
        </draw:line>
        <draw:line draw:style-name="gr3" draw:text-style-name="P1" draw:layer="layout" svg:x1="6.35cm" svg:y1="5.16cm" svg:x2="8.89cm" svg:y2="5.16cm">
          <text:p text:style-name="P2"/>
        </draw:line>
        <draw:line draw:style-name="gr4" draw:text-style-name="P1" draw:layer="layout" svg:x1="8.89cm" svg:y1="5.16cm" svg:x2="10.16cm" svg:y2="3.89cm">
          <text:p text:style-name="P2"/>
        </draw:line>
        <draw:line draw:style-name="gr4" draw:text-style-name="P1" draw:layer="layout" svg:x1="10.16cm" svg:y1="3.89cm" svg:x2="8.89cm" svg:y2="2.62cm">
          <text:p text:style-name="P2"/>
        </draw:line>
        <draw:line draw:style-name="gr3" draw:text-style-name="P1" draw:layer="layout" svg:x1="6.35cm" svg:y1="1.415cm" svg:x2="8.89cm" svg:y2="1.415cm">
          <text:p text:style-name="P2"/>
        </draw:line>
        <draw:frame draw:style-name="gr5" draw:text-style-name="P2" draw:layer="layout" svg:width="1.412cm" svg:height="1.114cm" svg:x="2.79cm" svg:y="13.71cm">
          <draw:text-box>
            <text:p text:style-name="P2">1<text:span text:style-name="T1">s</text:span><text:span text:style-name="T2">A</text:span></text:p>
          </draw:text-box>
        </draw:frame>
        <draw:frame draw:style-name="gr5" draw:text-style-name="P2" draw:layer="layout" svg:width="1.412cm" svg:height="1.114cm" svg:x="11.39cm" svg:y="13.71cm">
          <draw:text-box>
            <text:p text:style-name="P2">1<text:span text:style-name="T1">s</text:span><text:span text:style-name="T2">B</text:span></text:p>
          </draw:text-box>
        </draw:frame>
        <draw:frame draw:style-name="gr5" draw:text-style-name="P2" draw:layer="layout" svg:width="1.412cm" svg:height="1.114cm" svg:x="2.79cm" svg:y="9.01cm">
          <draw:text-box>
            <text:p text:style-name="P2">2<text:span text:style-name="T1">s</text:span><text:span text:style-name="T2">A</text:span></text:p>
          </draw:text-box>
        </draw:frame>
        <draw:frame draw:style-name="gr5" draw:text-style-name="P2" draw:layer="layout" svg:width="1.412cm" svg:height="1.114cm" svg:x="11.39cm" svg:y="9.01cm">
          <draw:text-box>
            <text:p text:style-name="P2">2<text:span text:style-name="T1">s</text:span><text:span text:style-name="T2">B</text:span></text:p>
          </draw:text-box>
        </draw:frame>
        <draw:line draw:style-name="gr6" draw:text-style-name="P1" draw:layer="layout" svg:x1="5.08cm" svg:y1="14.75cm" svg:x2="10.16cm" svg:y2="14.75cm">
          <text:p text:style-name="P2"/>
        </draw:line>
        <draw:line draw:style-name="gr7" draw:text-style-name="P1" draw:layer="layout" svg:x1="8.12cm" svg:y1="14.75cm" svg:x2="8.12cm" svg:y2="16.02cm">
          <text:p text:style-name="P2"/>
        </draw:line>
        <draw:line draw:style-name="gr7" draw:text-style-name="P1" draw:layer="layout" svg:x1="7.02cm" svg:y1="13.45cm" svg:x2="7.02cm" svg:y2="14.72cm">
          <text:p text:style-name="P2"/>
        </draw:line>
        <draw:frame draw:style-name="gr8" draw:text-style-name="P3" draw:layer="layout" svg:width="3.906cm" svg:height="0.806cm" svg:x="7.955cm" svg:y="15.914cm">
          <draw:text-box>
            <text:p text:style-name="P2"><text:span text:style-name="T3">Bonding energy</text:span></text:p>
          </draw:text-box>
        </draw:frame>
        <draw:frame draw:style-name="gr8" draw:text-style-name="P3" draw:layer="layout" svg:width="4.689cm" svg:height="0.806cm" svg:x="6.61cm" svg:y="12.793cm">
          <draw:text-box>
            <text:p text:style-name="P2"><text:span text:style-name="T3">Antibonding energy</text:span></text:p>
          </draw:text-box>
        </draw:frame>
        <draw:frame draw:style-name="gr8" draw:text-style-name="P3" draw:layer="layout" svg:width="1.231cm" svg:height="0.979cm" svg:x="5.24cm" svg:y="15.725cm">
          <draw:text-box>
            <text:p text:style-name="P2"><text:span text:style-name="T3">1</text:span><text:span text:style-name="T4">s</text:span><text:span text:style-name="T5">g</text:span></text:p>
          </draw:text-box>
        </draw:frame>
        <draw:frame draw:style-name="gr8" draw:text-style-name="P3" draw:layer="measurelines" svg:width="1.319cm" svg:height="0.979cm" svg:x="5.241cm" svg:y="12.726cm">
          <draw:text-box>
            <text:p text:style-name="P2"><text:span text:style-name="T4">1s</text:span><text:span text:style-name="T6">u</text:span><text:span text:style-name="T7">*</text:span></text:p>
          </draw:text-box>
        </draw:frame>
        <draw:frame draw:style-name="gr8" draw:text-style-name="P3" draw:layer="measurelines" svg:width="1.319cm" svg:height="0.979cm" svg:x="5.242cm" svg:y="7.927cm">
          <draw:text-box>
            <text:p text:style-name="P2"><text:span text:style-name="T4">2s</text:span><text:span text:style-name="T6">u</text:span><text:span text:style-name="T7">*</text:span></text:p>
          </draw:text-box>
        </draw:frame>
        <draw:frame draw:style-name="gr8" draw:text-style-name="P3" draw:layer="measurelines" svg:width="1.209cm" svg:height="0.979cm" svg:x="7.141cm" svg:y="5.026cm">
          <draw:text-box>
            <text:p text:style-name="P2"><text:span text:style-name="T4">3s</text:span><text:span text:style-name="T5">g</text:span></text:p>
          </draw:text-box>
        </draw:frame>
        <draw:frame draw:style-name="gr9" draw:text-style-name="P2" draw:layer="measurelines" svg:width="1.445cm" svg:height="1.114cm" svg:x="1.99cm" svg:y="2.61cm">
          <draw:text-box>
            <text:p text:style-name="P2">2<text:span text:style-name="T1">p</text:span><text:span text:style-name="T2">A</text:span></text:p>
          </draw:text-box>
        </draw:frame>
        <draw:line draw:style-name="gr3" draw:text-style-name="P1" draw:layer="measurelines" svg:x1="2.005cm" svg:y1="3.925cm" svg:x2="3.275cm" svg:y2="3.925cm">
          <text:p text:style-name="P2"/>
        </draw:line>
        <draw:line draw:style-name="gr3" draw:text-style-name="P1" draw:layer="measurelines" svg:x1="3.805cm" svg:y1="3.925cm" svg:x2="5.075cm" svg:y2="3.925cm">
          <text:p text:style-name="P2"/>
        </draw:line>
        <draw:line draw:style-name="gr3" draw:text-style-name="P1" draw:layer="measurelines" svg:x1="10.16cm" svg:y1="3.89cm" svg:x2="11.43cm" svg:y2="3.89cm">
          <text:p text:style-name="P2"/>
        </draw:line>
        <draw:frame draw:style-name="gr9" draw:text-style-name="P2" draw:layer="measurelines" svg:width="1.445cm" svg:height="1.114cm" svg:x="11.945cm" svg:y="2.575cm">
          <draw:text-box>
            <text:p text:style-name="P2">2<text:span text:style-name="T1">p</text:span><text:span text:style-name="T2">B</text:span></text:p>
          </draw:text-box>
        </draw:frame>
        <draw:line draw:style-name="gr3" draw:text-style-name="P1" draw:layer="measurelines" svg:x1="11.96cm" svg:y1="3.89cm" svg:x2="13.23cm" svg:y2="3.89cm">
          <text:p text:style-name="P2"/>
        </draw:line>
        <draw:line draw:style-name="gr3" draw:text-style-name="P1" draw:layer="measurelines" svg:x1="13.76cm" svg:y1="3.89cm" svg:x2="15.03cm" svg:y2="3.89cm">
          <text:p text:style-name="P2"/>
        </draw:line>
        <draw:line draw:style-name="gr4" draw:text-style-name="P1" draw:layer="measurelines" svg:x1="6.35cm" svg:y1="6.495cm" svg:x2="5.08cm" svg:y2="3.89cm">
          <text:p text:style-name="P2"/>
        </draw:line>
        <draw:line draw:style-name="gr4" draw:text-style-name="P1" draw:layer="measurelines" svg:x1="8.89cm" svg:y1="6.495cm" svg:x2="10.16cm" svg:y2="3.89cm">
          <text:p text:style-name="P2"/>
        </draw:line>
        <draw:line draw:style-name="gr3" draw:text-style-name="P1" draw:layer="measurelines" svg:x1="6.35cm" svg:y1="6.495cm" svg:x2="7.382cm" svg:y2="6.495cm">
          <text:p text:style-name="P2"/>
        </draw:line>
        <draw:line draw:style-name="gr4" draw:text-style-name="P1" draw:layer="measurelines" svg:x1="5.08cm" svg:y1="3.955cm" svg:x2="6.35cm" svg:y2="1.35cm">
          <text:p text:style-name="P2"/>
        </draw:line>
        <draw:line draw:style-name="gr4" draw:text-style-name="P1" draw:layer="measurelines" svg:x1="10.16cm" svg:y1="3.955cm" svg:x2="8.89cm" svg:y2="1.35cm">
          <text:p text:style-name="P2"/>
        </draw:line>
        <draw:line draw:style-name="gr3" draw:text-style-name="P1" draw:layer="measurelines" svg:x1="7.85cm" svg:y1="6.495cm" svg:x2="8.882cm" svg:y2="6.495cm">
          <text:p text:style-name="P2"/>
        </draw:line>
        <draw:line draw:style-name="gr3" draw:text-style-name="P1" draw:layer="measurelines" svg:x1="6.35cm" svg:y1="2.595cm" svg:x2="7.382cm" svg:y2="2.595cm">
          <text:p text:style-name="P2"/>
        </draw:line>
        <draw:line draw:style-name="gr3" draw:text-style-name="P1" draw:layer="measurelines" svg:x1="7.85cm" svg:y1="2.595cm" svg:x2="8.882cm" svg:y2="2.595cm">
          <text:p text:style-name="P2"/>
        </draw:line>
        <draw:frame draw:style-name="gr8" draw:text-style-name="P3" draw:layer="measurelines" svg:width="3.72cm" svg:height="0.979cm" svg:x="5.743cm" svg:y="6.528cm">
          <draw:text-box>
            <text:p text:style-name="P2"><text:span text:style-name="T4">1p</text:span><text:span text:style-name="T6">u</text:span><text:span text:style-name="T7"> </text:span><text:span text:style-name="T8">(2x degen.)</text:span></text:p>
          </draw:text-box>
        </draw:frame>
        <draw:frame draw:style-name="gr8" draw:text-style-name="P3" draw:layer="measurelines" svg:width="3.83cm" svg:height="0.979cm" svg:x="5.715cm" svg:y="2.745cm">
          <draw:text-box>
            <text:p text:style-name="P2"><text:span text:style-name="T4">1p</text:span><text:span text:style-name="T9">g</text:span><text:span text:style-name="T10">*</text:span><text:span text:style-name="T7"> </text:span><text:span text:style-name="T8">(2x degen.)</text:span></text:p>
          </draw:text-box>
        </draw:frame>
        <draw:frame draw:style-name="gr8" draw:text-style-name="P3" draw:layer="measurelines" svg:width="1.319cm" svg:height="0.979cm" svg:x="7.036cm" svg:y="1.35cm">
          <draw:text-box>
            <text:p text:style-name="P2"><text:span text:style-name="T4">3s</text:span><text:span text:style-name="T6">u</text:span><text:span text:style-name="T7">*</text:span></text:p>
          </draw:text-box>
        </draw:frame>
        <draw:frame draw:style-name="gr8" draw:text-style-name="P3" draw:layer="measurelines" svg:width="4.613cm" svg:height="0.806cm" svg:x="10.474cm" svg:y="4.03cm">
          <draw:text-box>
            <text:p text:style-name="P2"><text:span text:style-name="T3">(3 fold degenerate)</text:span></text:p>
          </draw:text-box>
        </draw:frame>
        <draw:frame draw:style-name="gr8" draw:text-style-name="P3" draw:layer="measurelines" svg:width="4.613cm" svg:height="0.806cm" svg:x="0.275cm" svg:y="4.03cm">
          <draw:text-box>
            <text:p text:style-name="P2"><text:span text:style-name="T3">(3 fold degenerate)</text:span></text:p>
          </draw:text-box>
        </draw:frame>
        <draw:frame draw:style-name="gr8" draw:text-style-name="P3" draw:layer="measurelines" svg:width="1.209cm" svg:height="0.979cm" svg:x="5.243cm" svg:y="10.928cm">
          <draw:text-box>
            <text:p text:style-name="P2"><text:span text:style-name="T4">2s</text:span><text:span text:style-name="T6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7.7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3-26T22:38:38</meta:creation-date>
    <dc:creator>Jussi Eloranta</dc:creator>
    <dc:date>2007-04-01T19:43:23</dc:date>
    <dc:language>en-US</dc:language>
    <meta:editing-cycles>27</meta:editing-cycles>
    <meta:editing-duration>PT35M30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